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32pt" style:text-underline-style="solid" style:text-underline-width="auto" style:text-underline-color="font-color" fo:font-weight="bold" officeooo:rsid="000d0d59" officeooo:paragraph-rsid="0010b3d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Ubuntu" style:text-underline-style="solid" style:text-underline-width="auto" style:text-underline-color="font-color" fo:font-weight="bold" officeooo:rsid="000d0d59" officeooo:paragraph-rsid="0010b3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style:text-underline-style="none" fo:font-weight="normal" officeooo:rsid="000fa517" officeooo:paragraph-rsid="000fa517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Ubuntu" fo:font-size="30pt" style:text-underline-style="solid" style:text-underline-width="auto" style:text-underline-color="font-color" fo:font-weight="bold" officeooo:rsid="000fa517" officeooo:paragraph-rsid="000fa51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" fo:font-size="20pt" style:text-underline-style="none" fo:font-weight="normal" officeooo:rsid="000d0d59" officeooo:paragraph-rsid="0010b3d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Ubuntu" fo:font-size="20pt" style:text-underline-style="solid" style:text-underline-width="auto" style:text-underline-color="font-color" fo:font-weight="bold" officeooo:rsid="0013f5e9" officeooo:paragraph-rsid="0013f5e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fo:font-weight="bold" officeooo:rsid="0055dc08" officeooo:paragraph-rsid="0055dc0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42717" officeooo:paragraph-rsid="00142717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42717" officeooo:paragraph-rsid="00142717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4eb3f" officeooo:paragraph-rsid="0014eb3f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6efd6" officeooo:paragraph-rsid="0016efd6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18a119" officeooo:paragraph-rsid="001a4ef3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2247b0" officeooo:paragraph-rsid="002247b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2247b0" officeooo:paragraph-rsid="002247b0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47fc66" officeooo:paragraph-rsid="0047fc66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4a5926" officeooo:paragraph-rsid="004a5926" style:font-weight-asian="bold" style:font-weight-complex="bold"/>
    </style:style>
    <style:style style:name="P17" style:family="paragraph" style:parent-style-name="Standard" style:list-style-name="L12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4a5926" officeooo:paragraph-rsid="004a592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4e2f1a" officeooo:paragraph-rsid="004e2f1a" style:font-weight-asian="bold" style:font-weight-complex="bold"/>
    </style:style>
    <style:style style:name="P19" style:family="paragraph" style:parent-style-name="Standard" style:list-style-name="L13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4e2f1a" officeooo:paragraph-rsid="004e2f1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507984" officeooo:paragraph-rsid="00507984" style:font-weight-asian="bold" style:font-weight-complex="bold"/>
    </style:style>
    <style:style style:name="P21" style:family="paragraph" style:parent-style-name="Standard" style:list-style-name="L14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bold" officeooo:rsid="00507984" officeooo:paragraph-rsid="00507984" style:font-weight-asian="bold" style:font-weight-complex="bold"/>
    </style:style>
    <style:style style:name="P22" style:family="paragraph" style:parent-style-name="Standard" style:list-style-name="L11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49a985" officeooo:paragraph-rsid="0049a985" style:font-weight-asian="normal" style:font-weight-complex="normal"/>
    </style:style>
    <style:style style:name="P23" style:family="paragraph" style:parent-style-name="Standard" style:list-style-name="L16">
      <style:paragraph-properties fo:text-align="start" style:justify-single-word="false"/>
      <style:text-properties style:font-name="Ubuntu" fo:font-size="12pt" style:text-underline-style="none" fo:font-weight="bold" officeooo:rsid="0055dc08" officeooo:paragraph-rsid="0055dc08" style:font-weight-asian="bold" style:font-weight-complex="bold"/>
    </style:style>
    <style:style style:name="P24" style:family="paragraph" style:parent-style-name="Standard" style:list-style-name="L16">
      <style:paragraph-properties fo:text-align="start" style:justify-single-word="false"/>
      <style:text-properties style:font-name="Ubuntu" fo:font-size="12pt" style:text-underline-style="none" fo:font-weight="bold" officeooo:rsid="0058691c" officeooo:paragraph-rsid="0058691c" style:font-weight-asian="bold" style:font-weight-complex="bold"/>
    </style:style>
    <style:style style:name="P25" style:family="paragraph" style:parent-style-name="Standard" style:list-style-name="L16">
      <style:paragraph-properties fo:text-align="start" style:justify-single-word="false"/>
      <style:text-properties style:font-name="Ubuntu" fo:font-size="12pt" style:text-underline-style="none" fo:font-weight="bold" officeooo:rsid="00595b68" officeooo:paragraph-rsid="00595b68" style:font-weight-asian="bold" style:font-weight-complex="bold"/>
    </style:style>
    <style:style style:name="P26" style:family="paragraph" style:parent-style-name="Standard" style:list-style-name="L16">
      <style:paragraph-properties fo:text-align="start" style:justify-single-word="false"/>
      <style:text-properties style:font-name="Ubuntu" fo:font-size="12pt" style:text-underline-style="none" fo:font-weight="bold" officeooo:rsid="0059e7e1" officeooo:paragraph-rsid="0059e7e1" style:font-weight-asian="bold" style:font-weight-complex="bold"/>
    </style:style>
    <style:style style:name="P27" style:family="paragraph" style:parent-style-name="Standard" style:list-style-name="L16">
      <style:paragraph-properties fo:text-align="start" style:justify-single-word="false"/>
      <style:text-properties style:font-name="Ubuntu" fo:font-size="12pt" style:text-underline-style="none" fo:font-weight="bold" officeooo:rsid="005e2f7a" officeooo:paragraph-rsid="0063414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247b0" officeooo:paragraph-rsid="002247b0" style:font-style-asian="normal" style:font-weight-asian="bold" style:font-style-complex="normal" style:font-weight-complex="bold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247b0" officeooo:paragraph-rsid="002247b0" style:font-style-asian="normal" style:font-weight-asian="bold" style:font-style-complex="normal" style:font-weight-complex="bold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3fc15" officeooo:paragraph-rsid="0023fc15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3fc15" officeooo:paragraph-rsid="0023fc15" style:font-style-asian="normal" style:font-weight-asian="bold" style:font-style-complex="normal" style:font-weight-complex="bold"/>
    </style:style>
    <style:style style:name="P32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3fc15" officeooo:paragraph-rsid="0026dcdb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9b94f" officeooo:paragraph-rsid="0029b94f" style:font-style-asian="normal" style:font-weight-asian="bold" style:font-style-complex="normal" style:font-weight-complex="bold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9b94f" officeooo:paragraph-rsid="0029b94f" style:font-style-asian="normal" style:font-weight-asian="bold" style:font-style-complex="normal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a6540" officeooo:paragraph-rsid="002a6540" style:font-style-asian="normal" style:font-weight-asian="bold" style:font-style-complex="normal" style:font-weight-complex="bold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a6540" officeooo:paragraph-rsid="00510b53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2a6540" officeooo:paragraph-rsid="00510b53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dc729" officeooo:paragraph-rsid="003dc729" style:font-style-asian="normal" style:font-weight-asian="bold" style:font-style-complex="normal" style:font-weight-complex="bold"/>
    </style:style>
    <style:style style:name="P39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3dc729" officeooo:paragraph-rsid="003dc729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510b53" officeooo:paragraph-rsid="00510b53" style:font-style-asian="normal" style:font-weight-asian="bold" style:font-style-complex="normal" style:font-weight-complex="bold"/>
    </style:style>
    <style:style style:name="P41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519503" officeooo:paragraph-rsid="00519503" style:font-style-asian="normal" style:font-weight-asian="bold" style:font-style-complex="normal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38bdcf" officeooo:paragraph-rsid="0038bdcf" style:font-style-asian="normal" style:font-weight-asian="normal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39a534" officeooo:paragraph-rsid="0039a53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39a534" officeooo:paragraph-rsid="0039a534" style:font-style-asian="normal" style:font-weight-asian="normal" style:font-style-complex="normal" style:font-weight-complex="normal"/>
    </style:style>
    <style:style style:name="P45" style:family="paragraph" style:parent-style-name="Standard" style:list-style-name="L5">
      <style:paragraph-properties fo:text-align="start" style:justify-single-word="false"/>
      <style:text-properties fo:font-weight="normal" officeooo:rsid="0042468b" officeooo:paragraph-rsid="0042468b" style:font-weight-asian="normal" style:font-weight-complex="normal"/>
    </style:style>
    <style:style style:name="P46" style:family="paragraph" style:parent-style-name="Standard" style:list-style-name="L5">
      <style:paragraph-properties fo:text-align="start" style:justify-single-word="false"/>
      <style:text-properties officeooo:paragraph-rsid="0042468b"/>
    </style:style>
    <style:style style:name="P47" style:family="paragraph" style:parent-style-name="Standard" style:list-style-name="L7">
      <style:paragraph-properties fo:text-align="start" style:justify-single-word="false"/>
      <style:text-properties officeooo:paragraph-rsid="0029b94f"/>
    </style:style>
    <style:style style:name="P48" style:family="paragraph" style:parent-style-name="Standard" style:list-style-name="L7">
      <style:paragraph-properties fo:text-align="start" style:justify-single-word="false"/>
      <style:text-properties officeooo:rsid="002a6540" officeooo:paragraph-rsid="002a6540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d0a0" style:font-weight-asian="normal" style:font-weight-complex="normal"/>
    </style:style>
    <style:style style:name="T4" style:family="text">
      <style:text-properties style:text-underline-style="none" fo:font-weight="normal" officeooo:rsid="001f23a3" style:font-weight-asian="normal" style:font-weight-complex="normal"/>
    </style:style>
    <style:style style:name="T5" style:family="text">
      <style:text-properties style:text-underline-style="none" fo:font-weight="normal" officeooo:rsid="001fff88" style:font-weight-asian="normal" style:font-weight-complex="normal"/>
    </style:style>
    <style:style style:name="T6" style:family="text">
      <style:text-properties style:text-underline-style="none" fo:font-weight="normal" officeooo:rsid="0026dcdb" style:font-weight-asian="normal" style:font-weight-complex="normal"/>
    </style:style>
    <style:style style:name="T7" style:family="text">
      <style:text-properties style:text-underline-style="none" fo:font-weight="normal" officeooo:rsid="002d7d60" style:font-weight-asian="normal" style:font-weight-complex="normal"/>
    </style:style>
    <style:style style:name="T8" style:family="text">
      <style:text-properties style:text-underline-style="none" fo:font-weight="normal" officeooo:rsid="00301ab7" style:font-weight-asian="normal" style:font-weight-complex="normal"/>
    </style:style>
    <style:style style:name="T9" style:family="text">
      <style:text-properties style:text-underline-style="none" fo:font-weight="normal" officeooo:rsid="0035726a" style:font-weight-asian="normal" style:font-weight-complex="normal"/>
    </style:style>
    <style:style style:name="T10" style:family="text">
      <style:text-properties style:text-underline-style="none" fo:font-weight="normal" officeooo:rsid="004b58a8" style:font-weight-asian="normal" style:font-weight-complex="normal"/>
    </style:style>
    <style:style style:name="T11" style:family="text">
      <style:text-properties style:text-underline-style="none" fo:font-weight="normal" officeooo:rsid="004bd32e" style:font-weight-asian="normal" style:font-weight-complex="normal"/>
    </style:style>
    <style:style style:name="T12" style:family="text">
      <style:text-properties style:text-underline-style="none" fo:font-weight="normal" officeooo:rsid="0023fc15" style:font-weight-asian="normal" style:font-weight-complex="normal"/>
    </style:style>
    <style:style style:name="T13" style:family="text">
      <style:text-properties style:text-underline-style="none" fo:font-weight="normal" officeooo:rsid="005390e9" style:font-weight-asian="normal" style:font-weight-complex="normal"/>
    </style:style>
    <style:style style:name="T14" style:family="text">
      <style:text-properties style:text-underline-style="none" officeooo:rsid="003c300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586180" style:font-weight-asian="normal" style:font-weight-complex="normal"/>
    </style:style>
    <style:style style:name="T17" style:family="text">
      <style:text-properties fo:font-weight="normal" officeooo:rsid="0058691c" style:font-weight-asian="normal" style:font-weight-complex="normal"/>
    </style:style>
    <style:style style:name="T18" style:family="text">
      <style:text-properties fo:font-weight="normal" officeooo:rsid="005bcf35" style:font-weight-asian="normal" style:font-weight-complex="normal"/>
    </style:style>
    <style:style style:name="T19" style:family="text">
      <style:text-properties fo:font-weight="normal" officeooo:rsid="00609946" style:font-weight-asian="normal" style:font-weight-complex="normal"/>
    </style:style>
    <style:style style:name="T20" style:family="text">
      <style:text-properties fo:font-weight="normal" officeooo:rsid="00634149" style:font-weight-asian="normal" style:font-weight-complex="normal"/>
    </style:style>
    <style:style style:name="T21" style:family="text">
      <style:text-properties fo:font-weight="normal" officeooo:rsid="00656fd8" style:font-weight-asian="normal" style:font-weight-complex="normal"/>
    </style:style>
    <style:style style:name="T22" style:family="text">
      <style:text-properties style:font-name="Ubuntu" fo:font-size="12pt" fo:font-style="normal" style:text-underline-style="none" fo:font-weight="bold" officeooo:rsid="0029b94f" style:font-style-asian="normal" style:font-weight-asian="bold" style:font-style-complex="normal" style:font-weight-complex="bold"/>
    </style:style>
    <style:style style:name="T23" style:family="text">
      <style:text-properties style:font-name="Ubuntu" fo:font-size="12pt" fo:font-style="normal" style:text-underline-style="none" style:font-style-asian="normal" style:font-style-complex="normal"/>
    </style:style>
    <style:style style:name="T24" style:family="text">
      <style:text-properties style:font-name="Ubuntu" fo:font-size="12pt" fo:font-style="normal" style:text-underline-style="none" officeooo:rsid="0029b94f" style:font-style-asian="normal" style:font-style-complex="normal"/>
    </style:style>
    <style:style style:name="T25" style:family="text">
      <style:text-properties style:font-name="Ubuntu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Ubuntu" fo:font-size="12pt" fo:font-style="normal" style:text-underline-style="none" fo:font-weight="normal" officeooo:rsid="0029b94f" style:font-style-asian="normal" style:font-weight-asian="normal" style:font-style-complex="normal" style:font-weight-complex="normal"/>
    </style:style>
    <style:style style:name="T27" style:family="text">
      <style:text-properties officeooo:rsid="0023fc15"/>
    </style:style>
    <style:style style:name="T28" style:family="text">
      <style:text-properties officeooo:rsid="0058691c"/>
    </style:style>
    <style:style style:name="T29" style:family="text">
      <style:text-properties officeooo:rsid="005ee774"/>
    </style:style>
    <style:style style:name="T30" style:family="text">
      <style:text-properties officeooo:rsid="00634149"/>
    </style:style>
    <style:style style:name="T31" style:family="text">
      <style:text-properties officeooo:rsid="00656fd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am members</text:p>
      <text:p text:style-name="P4"/>
      <text:p text:style-name="P4"/>
      <text:p text:style-name="P3">1- Mohamed Kamel.</text:p>
      <text:p text:style-name="P3">2- Marwa El manaway.</text:p>
      <text:p text:style-name="P3">3- Awad El bana.</text:p>
      <text:p text:style-name="P3">4- Muhamed Abdellatif.</text:p>
      <text:p text:style-name="P3">5- Ahmed Magdi.</text:p>
      <text:p text:style-name="P3"/>
      <text:p text:style-name="P3"/>
      <text:p text:style-name="P1">Project idea</text:p>
      <text:p text:style-name="P2"/>
      <text:p text:style-name="P5">Maintenance projec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Stories</text:p>
      <text:p text:style-name="P6"/>
      <text:p text:style-name="P8">Registration:<text:span text:style-name="T1"> </text:span></text:p>
      <text:list xml:id="list2580250734094830996" text:style-name="L1">
        <text:list-item>
          <text:p text:style-name="P9"><text:span text:style-name="T2">User (Company, or Regular user) fill the registration form, (username, email, password, </text:span><text:span text:style-name="T3">city</text:span><text:span text:style-name="T2">, membership) required.</text:span></text:p>
        </text:list-item>
        <text:list-item>
          <text:p text:style-name="P10"><text:span text:style-name="T2">Once he choose Company membership option, he will be redirected to another form to complete his company information </text:span><text:span text:style-name="T3">(address detailed, and descreption)</text:span><text:span text:style-name="T2">.</text:span></text:p>
        </text:list-item>
        <text:list-item>
          <text:p text:style-name="P11"><text:span text:style-name="T2">Once he choose regular user membership, the registration is completed.</text:span></text:p>
        </text:list-item>
        <text:list-item>
          <text:p text:style-name="P12"><text:span text:style-name="T2">They can edit or add not required information in </text:span><text:span text:style-name="T4">their</text:span><text:span text:style-name="T2"> profile.</text:span></text:p>
        </text:list-item>
        <text:list-item>
          <text:p text:style-name="P12"><text:span text:style-name="T5">Every form is validated against (XSS, CSRF, and true information type).</text:span></text:p>
        </text:list-item>
        <text:list-item>
          <text:p text:style-name="P13"><text:span text:style-name="T5">A</text:span><text:span text:style-name="T2">fter finishing the registration, the user redirected to the home.</text:span></text:p>
        </text:list-item>
      </text:list>
      <text:p text:style-name="P14"><text:span text:style-name="T2"/></text:p>
      <text:p text:style-name="P28">Login:<text:span text:style-name="T2"> </text:span></text:p>
      <text:list xml:id="list6544295371484550456" text:style-name="L2">
        <text:list-item>
          <text:p text:style-name="P29"><text:span text:style-name="T2">User can login using the email, and the password.</text:span></text:p>
        </text:list-item>
        <text:list-item>
          <text:p text:style-name="P29"><text:span text:style-name="T2">If user checked the remember me check box, the website saves a cookie to login automatically like facebook, you can login once, and use the website forever.</text:span></text:p>
        </text:list-item>
        <text:list-item>
          <text:p text:style-name="P29"><text:span text:style-name="T2">If user forgot his password, he can reset it with his registered email.</text:span></text:p>
        </text:list-item>
      </text:list>
      <text:p text:style-name="P28"><text:span text:style-name="T2"/></text:p>
      <text:p text:style-name="P28"><text:span text:style-name="T27">Regular </text:span>User Profile:<text:span text:style-name="T2"> </text:span></text:p>
      <text:list xml:id="list48975656063604190" text:style-name="L3">
        <text:list-item>
          <text:p text:style-name="P30"><text:span text:style-name="T2">User profile has (cover, and profile image, username, city, and his questions).</text:span></text:p>
        </text:list-item>
        <text:list-item>
          <text:p text:style-name="P30"><text:span text:style-name="T2">User can edit his profile information except his register</text:span><text:span text:style-name="T6">ation</text:span><text:span text:style-name="T2"> email.</text:span></text:p>
        </text:list-item>
        <text:list-item>
          <text:p text:style-name="P35"><text:span text:style-name="T7">Guest, </text:span><text:span text:style-name="T8">and users</text:span><text:span text:style-name="T2"> can review, the user profile.</text:span></text:p>
        </text:list-item>
      </text:list>
      <text:p text:style-name="P31"><text:span text:style-name="T2"/></text:p>
      <text:p text:style-name="P31">Company Profile:<text:span text:style-name="T2"> </text:span></text:p>
      <text:list xml:id="list3156943490116888554" text:style-name="L4">
        <text:list-item>
          <text:p text:style-name="P32"><text:span text:style-name="T2">Company profile has (cover, and profile image, company name, address, city, email, phone, reviews, and rate).</text:span></text:p>
        </text:list-item>
        <text:list-item>
          <text:p text:style-name="P32"><text:span text:style-name="T6">Company can edit the profile </text:span><text:span text:style-name="T2"><text:s/></text:span><text:span text:style-name="T6">information except the registration email.</text:span></text:p>
        </text:list-item>
        <text:list-item>
          <text:p text:style-name="P36"><text:span text:style-name="T7">Guest, </text:span><text:span text:style-name="T8">and users (that didn’t </text:span><text:span text:style-name="T9">contact with it before</text:span><text:span text:style-name="T8"> )</text:span><text:span text:style-name="T6"> can review the company profile, but can’t see the contact information.</text:span></text:p>
        </text:list-item>
      </text:list>
      <text:p text:style-name="P37"><text:span text:style-name="T12"/></text:p>
      <text:p text:style-name="P40"><text:span text:style-name="T27">H</text:span>ome:<text:span text:style-name="T2"> </text:span></text:p>
      <text:list xml:id="list49556667670504593" text:style-name="L15">
        <text:list-item>
          <text:p text:style-name="P41"><text:span text:style-name="T2">Lastest 20 questions, </text:span><text:span text:style-name="T13">and top rated companies</text:span><text:span text:style-name="T2">.</text:span></text:p>
        </text:list-item>
      </text:list>
      <text:p text:style-name="P37"><text:span text:style-name="T12"/></text:p>
      <text:p text:style-name="P33">Questions:<text:span text:style-name="T2"> </text:span></text:p>
      <text:list xml:id="list3207220039337067247" text:style-name="L5">
        <text:list-item>
          <text:p text:style-name="P45"><text:span text:style-name="T24">G</text:span><text:span text:style-name="T23">uest, and users can see all questions, and they can view them by their categories.</text:span></text:p>
        </text:list-item>
        <text:list-item>
          <text:p text:style-name="P45"><text:span text:style-name="T23">They can search for question with advanced search filters (key, category, city, priority).</text:span></text:p>
          <text:p text:style-name="P45"><text:span text:style-name="T23"/></text:p>
        </text:list-item>
        <text:list-item>
          <text:p text:style-name="P46"><text:span text:style-name="T22">Guest</text:span></text:p>
        </text:list-item>
      </text:list>
      <text:list xml:id="list7197578129511040614" text:style-name="L7">
        <text:list-item>
          <text:p text:style-name="P47"><text:span text:style-name="T26">Guest can see the questions, but he can’t add question, <text:s/>or comment on question, or reply on comment.</text:span></text:p>
        </text:list-item>
        <text:list-item>
          <text:p text:style-name="P48"><text:span text:style-name="T25">He can search for questions.</text:span></text:p>
          <text:p text:style-name="P48"><text:span text:style-name="T25"/></text:p>
        </text:list-item>
      </text:list>
      <text:list xml:id="list114109614043020" text:continue-list="list3207220039337067247" text:style-name="L5">
        <text:list-item>
          <text:p text:style-name="P34"><text:span text:style-name="T1">Regular user</text:span></text:p>
          <text:list>
            <text:list-item>
              <text:p text:style-name="P42"><text:span text:style-name="T1">The only one who can add, edit, and delete his questions.</text:span></text:p>
            </text:list-item>
            <text:list-item>
              <text:p text:style-name="P42"><text:span text:style-name="T1">He can comment, and reply on comment.</text:span></text:p>
            </text:list-item>
            <text:list-item>
              <text:p text:style-name="P43"><text:span text:style-name="T1">He can contact with companies.</text:span></text:p>
            </text:list-item>
          </text:list>
        </text:list-item>
      </text:list>
      <text:p text:style-name="P33"><text:span text:style-name="T1"/></text:p>
      <text:list xml:id="list114108040158118" text:continue-numbering="true" text:style-name="L5">
        <text:list-item>
          <text:p text:style-name="P34"><text:span text:style-name="T1">Company</text:span></text:p>
          <text:list>
            <text:list-item>
              <text:p text:style-name="P43"><text:span text:style-name="T14">C</text:span><text:span text:style-name="T1">an comment on question, and reply on comment.</text:span></text:p>
            </text:list-item>
          </text:list>
        </text:list-item>
      </text:list>
      <text:p text:style-name="P44"><text:soft-page-break/><text:span text:style-name="T1"/></text:p>
      <text:p text:style-name="P44"><text:span text:style-name="T1"/></text:p>
      <text:p text:style-name="P44"><text:span text:style-name="T1"/></text:p>
      <text:p text:style-name="P38">Companies:</text:p>
      <text:list xml:id="list6335068058119033420" text:style-name="L10">
        <text:list-item>
          <text:p text:style-name="P39"><text:span text:style-name="T6">G</text:span><text:span text:style-name="T2">uest, and users can see the companies (all, top rated, and recently added).</text:span></text:p>
        </text:list-item>
        <text:list-item>
          <text:p text:style-name="P39"><text:span text:style-name="T6">G</text:span><text:span text:style-name="T2">uest, and users can search for company.</text:span></text:p>
        </text:list-item>
      </text:list>
      <text:p text:style-name="P44"><text:span text:style-name="T1"/></text:p>
      <text:p text:style-name="P15">Navbar search:<text:span text:style-name="T1"> </text:span></text:p>
      <text:list xml:id="list8231783707057954494" text:style-name="L11">
        <text:list-item>
          <text:p text:style-name="P22"><text:span text:style-name="T1">Available navbar search at all pages to search for questions.</text:span></text:p>
        </text:list-item>
      </text:list>
      <text:p text:style-name="P16"/>
      <text:p text:style-name="P16">Contact us:<text:span text:style-name="T2"> </text:span></text:p>
      <text:list xml:id="list320903953024951382" text:style-name="L12">
        <text:list-item>
          <text:p text:style-name="P17"><text:span text:style-name="T2">User, guest can contact us for support.</text:span></text:p>
        </text:list-item>
        <text:list-item>
          <text:p text:style-name="P17"><text:span text:style-name="T2">The contact information social media (facebook, twitter, Google+, youtube), </text:span><text:span text:style-name="T10">technical support email, web master email, </text:span><text:span text:style-name="T11">phone</text:span><text:span text:style-name="T2">.</text:span></text:p>
        </text:list-item>
      </text:list>
      <text:p text:style-name="P16"><text:span text:style-name="T2"/></text:p>
      <text:p text:style-name="P18">Faqs:<text:span text:style-name="T2"> </text:span></text:p>
      <text:list xml:id="list2424873215334819557" text:style-name="L13">
        <text:list-item>
          <text:p text:style-name="P19"><text:span text:style-name="T2">Anyone can review them.</text:span></text:p>
        </text:list-item>
      </text:list>
      <text:p text:style-name="P18"><text:span text:style-name="T2"/></text:p>
      <text:p text:style-name="P20">Pages:<text:span text:style-name="T2"> </text:span></text:p>
      <text:list xml:id="list5132213008165236010" text:style-name="L14">
        <text:list-item>
          <text:p text:style-name="P21"><text:span text:style-name="T2">About us, Privacy.</text:span></text:p>
        </text:list-item>
      </text:list>
      <text:p text:style-name="P20"><text:span text:style-name="T2"/></text:p>
      <text:p text:style-name="P20"><text:span text:style-name="T2"/></text:p>
      <text:p text:style-name="P7">Admin:</text:p>
      <text:list xml:id="list6747202627659924041" text:style-name="L16">
        <text:list-item>
          <text:p text:style-name="P23">Dashboard: <text:span text:style-name="T15">statistics of the website.</text:span></text:p>
        </text:list-item>
        <text:list-item>
          <text:p text:style-name="P23">Settings: <text:span text:style-name="T15">Website title, SEO, copyrights, contact, </text:span><text:span text:style-name="T16">social media, google announcements</text:span><text:span text:style-name="T15">.</text:span></text:p>
        </text:list-item>
        <text:list-item>
          <text:p text:style-name="P24">Pages: <text:span text:style-name="T15">can add, edit, and delete.</text:span></text:p>
        </text:list-item>
        <text:list-item>
          <text:p text:style-name="P24">Faqs: <text:span text:style-name="T15">can add, edit, and delete.</text:span></text:p>
        </text:list-item>
        <text:list-item>
          <text:p text:style-name="P24">Categories: <text:span text:style-name="T15">can add, edit, and delete.</text:span></text:p>
        </text:list-item>
        <text:list-item>
          <text:p text:style-name="P25">Users: <text:span text:style-name="T17">can add, </text:span><text:span text:style-name="T15">show</text:span><text:span text:style-name="T17">, <text:s/>delete, </text:span><text:span text:style-name="T15">and restore</text:span><text:span text:style-name="T17">.</text:span></text:p>
        </text:list-item>
        <text:list-item>
          <text:p text:style-name="P26"><text:span text:style-name="T28">Q</text:span>uestions: <text:span text:style-name="T17">can </text:span><text:span text:style-name="T18">show, </text:span><text:span text:style-name="T17">delete, </text:span><text:span text:style-name="T18">and restore</text:span><text:span text:style-name="T17">.</text:span></text:p>
        </text:list-item>
        <text:list-item>
          <text:p text:style-name="P27"><text:span text:style-name="T29">User &amp; Company communications: </text:span><text:span text:style-name="T19">can show, and delete.</text:span></text:p>
        </text:list-item>
        <text:list-item>
          <text:p text:style-name="P27"><text:span text:style-name="T30">Companies: </text:span><text:s/><text:span text:style-name="T21">show, delete, and resto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0:08:50.119128551</meta:creation-date>
    <dc:date>2017-04-20T11:41:07.077272216</dc:date>
    <meta:editing-duration>PT1H45M5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3" meta:paragraph-count="65" meta:word-count="502" meta:character-count="2984" meta:non-whitespace-character-count="2576"/>
  </office:meta>
</office:document-meta>
</file>